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20000000204B249CA79A42C6D7.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5"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line-height="100%"/>
      <style:text-properties style:use-window-font-color="true" loext:opacity="0%" style:font-name="Calibri1" fo:font-size="10.5pt" fo:language="en" fo:country="US" fo:font-weight="normal" officeooo:rsid="037980f5"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1083in" fo:margin-bottom="0.2165in" style:contextual-spacing="false" fo:line-height="100%"/>
      <style:text-properties officeooo:paragraph-rsid="00972124"/>
    </style:style>
    <style:style style:name="P8"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normal" officeooo:rsid="013fe12c"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2165in" style:contextual-spacing="false" fo:line-height="100%"/>
    </style:style>
    <style:style style:name="P10" style:family="paragraph" style:parent-style-name="Standard">
      <style:paragraph-properties fo:margin-top="0in" fo:margin-bottom="0.2165in" style:contextual-spacing="false" fo:line-height="100%"/>
      <style:text-properties officeooo:paragraph-rsid="0002b6dc"/>
    </style:style>
    <style:style style:name="P11" style:family="paragraph" style:parent-style-name="Standard">
      <style:paragraph-properties fo:margin-top="0in" fo:margin-bottom="0.2165in" style:contextual-spacing="false" fo:line-height="100%"/>
      <style:text-properties officeooo:paragraph-rsid="001335dd"/>
    </style:style>
    <style:style style:name="P12" style:family="paragraph" style:parent-style-name="Standard">
      <style:paragraph-properties fo:margin-top="0in" fo:margin-bottom="0.2165in" style:contextual-spacing="false" fo:line-height="100%"/>
      <style:text-properties officeooo:paragraph-rsid="00d28e3a"/>
    </style:style>
    <style:style style:name="P13" style:family="paragraph" style:parent-style-name="Standard">
      <style:paragraph-properties fo:margin-top="0in" fo:margin-bottom="0.2165in" style:contextual-spacing="false" fo:line-height="100%"/>
      <style:text-properties officeooo:paragraph-rsid="00cd4a52"/>
    </style:style>
    <style:style style:name="P14" style:family="paragraph" style:parent-style-name="Standard">
      <style:paragraph-properties fo:margin-top="0in" fo:margin-bottom="0.2165in" style:contextual-spacing="false" fo:line-height="100%"/>
      <style:text-properties officeooo:paragraph-rsid="020cb69e"/>
    </style:style>
    <style:style style:name="P15" style:family="paragraph" style:parent-style-name="Standard">
      <style:paragraph-properties fo:margin-top="0in" fo:margin-bottom="0.2165in" style:contextual-spacing="false" fo:line-height="100%"/>
      <style:text-properties officeooo:paragraph-rsid="00a5565b"/>
    </style:style>
    <style:style style:name="P16" style:family="paragraph" style:parent-style-name="Standard">
      <style:paragraph-properties fo:margin-top="0in" fo:margin-bottom="0.2165in" style:contextual-spacing="false" fo:line-height="100%"/>
      <style:text-properties officeooo:paragraph-rsid="0478b754"/>
    </style:style>
    <style:style style:name="P17" style:family="paragraph" style:parent-style-name="Standard">
      <style:paragraph-properties fo:margin-top="0in" fo:margin-bottom="0.2165in" style:contextual-spacing="false" fo:line-height="100%"/>
      <style:text-properties officeooo:paragraph-rsid="0499b0ff"/>
    </style:style>
    <style:style style:name="P18" style:family="paragraph" style:parent-style-name="Standard">
      <style:paragraph-properties fo:margin-top="0in" fo:margin-bottom="0.2165in" style:contextual-spacing="false" fo:line-height="100%" fo:text-align="center" style:justify-single-word="false"/>
    </style:style>
    <style:style style:name="P19" style:family="paragraph" style:parent-style-name="Standard">
      <style:paragraph-properties fo:margin-top="0in" fo:margin-bottom="0.2165in" style:contextual-spacing="false" fo:line-height="100%"/>
      <style:text-properties officeooo:paragraph-rsid="057ab042"/>
    </style:style>
    <style:style style:name="P20"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1"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22"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3"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24"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25"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6"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27" style:family="paragraph" style:parent-style-name="Standard">
      <style:paragraph-properties fo:margin-top="0in" fo:margin-bottom="0.1083in" style:contextual-spacing="false" fo:line-height="100%"/>
    </style:style>
    <style:style style:name="P28" style:family="paragraph" style:parent-style-name="Standard">
      <style:paragraph-properties fo:margin-top="0in" fo:margin-bottom="0.1083in" style:contextual-spacing="false" fo:line-height="100%"/>
      <style:text-properties officeooo:paragraph-rsid="008758a8"/>
    </style:style>
    <style:style style:name="P29" style:family="paragraph" style:parent-style-name="Standard">
      <style:paragraph-properties fo:margin-top="0in" fo:margin-bottom="0.1083in" style:contextual-spacing="false" fo:line-height="100%"/>
      <style:text-properties officeooo:paragraph-rsid="02496734"/>
    </style:style>
    <style:style style:name="P30" style:family="paragraph" style:parent-style-name="Standard">
      <style:paragraph-properties fo:margin-top="0in" fo:margin-bottom="0.1083in" style:contextual-spacing="false" fo:line-height="100%"/>
      <style:text-properties officeooo:paragraph-rsid="01f7d917"/>
    </style:style>
    <style:style style:name="P31" style:family="paragraph" style:parent-style-name="Standard">
      <style:paragraph-properties fo:margin-top="0in" fo:margin-bottom="0.1083in" style:contextual-spacing="false" fo:line-height="100%"/>
      <style:text-properties officeooo:paragraph-rsid="00576d14"/>
    </style:style>
    <style:style style:name="P32" style:family="paragraph" style:parent-style-name="Standard">
      <style:paragraph-properties fo:margin-top="0in" fo:margin-bottom="0.1083in" style:contextual-spacing="false" fo:line-height="100%"/>
      <style:text-properties officeooo:paragraph-rsid="02bf3a29"/>
    </style:style>
    <style:style style:name="P33" style:family="paragraph" style:parent-style-name="Standard">
      <style:paragraph-properties fo:margin-top="0in" fo:margin-bottom="0.1083in" style:contextual-spacing="false" fo:line-height="100%"/>
      <style:text-properties officeooo:paragraph-rsid="0478b754"/>
    </style:style>
    <style:style style:name="P3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5c3cc3"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6"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7"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38" style:family="paragraph" style:parent-style-name="Standard">
      <style:paragraph-properties fo:margin-top="0.1083in" fo:margin-bottom="0.1083in" style:contextual-spacing="false" fo:line-height="100%"/>
    </style:style>
    <style:style style:name="P39" style:family="paragraph" style:parent-style-name="Standard">
      <style:paragraph-properties fo:margin-top="0.2165in" fo:margin-bottom="0.1083in" style:contextual-spacing="false" fo:line-height="100%"/>
      <style:text-properties officeooo:paragraph-rsid="008791a1"/>
    </style:style>
    <style:style style:name="P40"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41" style:family="paragraph" style:parent-style-name="Standard">
      <style:paragraph-properties fo:margin-top="0in" fo:margin-bottom="0.1083in" style:contextual-spacing="false" fo:line-height="100%"/>
      <style:text-properties officeooo:paragraph-rsid="008758a8"/>
    </style:style>
    <style:style style:name="P42" style:family="paragraph" style:parent-style-name="Standard">
      <style:paragraph-properties fo:margin-top="0in" fo:margin-bottom="0.1083in" style:contextual-spacing="false" fo:line-height="100%"/>
      <style:text-properties officeooo:paragraph-rsid="0686e90b"/>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officeooo:rsid="05287ee9" officeooo:paragraph-rsid="06782914"/>
    </style:style>
    <style:style style:name="P4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6782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2b66bff" officeooo:paragraph-rsid="06889636"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48" style:family="paragraph" style:parent-style-name="Standard" style:list-style-name="L1">
      <style:paragraph-properties fo:margin-top="0in" fo:margin-bottom="0in" style:contextual-spacing="false" fo:line-height="100%"/>
      <style:text-properties officeooo:paragraph-rsid="0210dadc"/>
    </style:style>
    <style:style style:name="P49" style:family="paragraph" style:parent-style-name="Standard" style:list-style-name="L1">
      <style:paragraph-properties fo:margin-top="0in" fo:margin-bottom="0in" style:contextual-spacing="false" fo:line-height="100%"/>
      <style:text-properties officeooo:paragraph-rsid="03b5fcc9"/>
    </style:style>
    <style:style style:name="P50" style:family="paragraph" style:parent-style-name="Standard" style:list-style-name="L1">
      <style:paragraph-properties fo:margin-top="0in" fo:margin-bottom="0in" style:contextual-spacing="false" fo:line-height="100%"/>
      <style:text-properties officeooo:paragraph-rsid="02eb3078"/>
    </style:style>
    <style:style style:name="P51" style:family="paragraph" style:parent-style-name="Standard" style:list-style-name="L1">
      <style:paragraph-properties fo:margin-top="0in" fo:margin-bottom="0in" style:contextual-spacing="false" fo:line-height="100%"/>
      <style:text-properties officeooo:paragraph-rsid="023e840a"/>
    </style:style>
    <style:style style:name="P52" style:family="paragraph" style:parent-style-name="Standard" style:list-style-name="L2">
      <style:paragraph-properties fo:margin-top="0in" fo:margin-bottom="0in" style:contextual-spacing="false" fo:line-height="100%"/>
      <style:text-properties officeooo:paragraph-rsid="03082d57"/>
    </style:style>
    <style:style style:name="P53" style:family="paragraph" style:parent-style-name="Standard" style:list-style-name="L2">
      <style:paragraph-properties fo:margin-top="0in" fo:margin-bottom="0in" style:contextual-spacing="false" fo:line-height="100%"/>
      <style:text-properties officeooo:paragraph-rsid="020490f1"/>
    </style:style>
    <style:style style:name="P54" style:family="paragraph" style:parent-style-name="Standard" style:list-style-name="L2">
      <style:paragraph-properties fo:margin-top="0in" fo:margin-bottom="0in" style:contextual-spacing="false" fo:line-height="100%"/>
      <style:text-properties officeooo:paragraph-rsid="050be3e0"/>
    </style:style>
    <style:style style:name="P55" style:family="paragraph" style:parent-style-name="Standard" style:list-style-name="L2">
      <style:paragraph-properties fo:margin-top="0in" fo:margin-bottom="0in" style:contextual-spacing="false" fo:line-height="100%"/>
      <style:text-properties officeooo:paragraph-rsid="04bf9c0f"/>
    </style:style>
    <style:style style:name="P56" style:family="paragraph" style:parent-style-name="Standard" style:list-style-name="L1">
      <style:paragraph-properties fo:margin-top="0in" fo:margin-bottom="0in" style:contextual-spacing="false" fo:line-height="100%"/>
      <style:text-properties officeooo:rsid="052ba24f" officeooo:paragraph-rsid="052ba24f"/>
    </style:style>
    <style:style style:name="P57" style:family="paragraph" style:parent-style-name="Standard" style:list-style-name="L1">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58" style:family="paragraph" style:parent-style-name="Standard" style:list-style-name="L2">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59"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0" style:family="paragraph" style:parent-style-name="Standard">
      <style:paragraph-properties fo:margin-top="0in" fo:margin-bottom="0in" style:contextual-spacing="false" fo:line-height="100%"/>
      <style:text-properties fo:font-size="10.5pt" fo:font-weight="normal" officeooo:rsid="068808db" officeooo:paragraph-rsid="068808db" style:font-size-asian="9.14999961853027pt" style:font-weight-asian="normal" style:font-size-complex="10.5pt" style:font-weight-complex="normal"/>
    </style:style>
    <style:style style:name="P61" style:family="paragraph" style:parent-style-name="Standard">
      <style:paragraph-properties fo:margin-top="0in" fo:margin-bottom="0in" style:contextual-spacing="false" fo:line-height="100%"/>
      <style:text-properties fo:font-size="10.5pt" fo:font-weight="normal" officeooo:rsid="06889636" officeooo:paragraph-rsid="06889636" style:font-size-asian="9.14999961853027pt" style:font-weight-asian="normal" style:font-size-complex="10.5pt" style:font-weight-complex="normal"/>
    </style:style>
    <style:style style:name="P62" style:family="paragraph" style:parent-style-name="Standard">
      <style:paragraph-properties fo:margin-top="0in" fo:margin-bottom="0.2165in" style:contextual-spacing="false" fo:line-height="100%"/>
      <style:text-properties style:font-name="Calibri1" fo:font-size="10.5pt" officeooo:paragraph-rsid="066797d7" style:font-size-asian="10.5pt" style:font-size-complex="10.5pt"/>
    </style:style>
    <style:style style:name="P63" style:family="paragraph" style:parent-style-name="Standard">
      <style:paragraph-properties fo:margin-top="0in" fo:margin-bottom="0.2165in" style:contextual-spacing="false" fo:line-height="100%"/>
      <style:text-properties officeooo:paragraph-rsid="02c47552"/>
    </style:style>
    <style:style style:name="P64" style:family="paragraph" style:parent-style-name="Standard">
      <style:paragraph-properties fo:margin-top="0in" fo:margin-bottom="0.2165in" style:contextual-spacing="false" fo:line-height="100%"/>
      <style:text-properties fo:font-size="10.5pt" fo:font-weight="normal" officeooo:rsid="068808db" officeooo:paragraph-rsid="068808db" style:font-size-asian="9.14999961853027pt" style:font-weight-asian="normal" style:font-size-complex="10.5pt" style:font-weight-complex="normal"/>
    </style:style>
    <style:style style:name="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5630d4"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85403e"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85403e"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6572a9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6650e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668ce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66da1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66d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67167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6735f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6782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67982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685c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06bad3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2217e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662cf4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65f031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06cea4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0751dc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6666930"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66797d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660a43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686e90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68808d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9" style:family="text">
      <style:text-properties style:use-window-font-color="true" loext:opacity="0%" style:font-name="Calibri1" fo:language="en" fo:country="US" fo:font-weight="normal" officeooo:rsid="02e4cb92" style:letter-kerning="false" style:font-name-asian="DejaVu Sans" style:language-asian="en" style:country-asian="US" style:font-weight-asian="normal" style:font-name-complex="Calibri Light1" style:language-complex="ar" style:country-complex="SA" style:font-weight-complex="normal"/>
    </style:style>
    <style:style style:name="T140"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141" style:family="text">
      <style:text-properties style:use-window-font-color="true" loext:opacity="0%" style:font-name="Calibri1" fo:language="en" fo:country="US" officeooo:rsid="02e4cb92" style:letter-kerning="false" style:font-name-asian="DejaVu Sans" style:language-asian="en" style:country-asian="US" style:font-name-complex="Calibri Light1" style:language-complex="ar" style:country-complex="SA"/>
    </style:style>
    <style:style style:name="T142" style:family="text">
      <style:text-properties style:use-window-font-color="true" loext:opacity="0%" style:font-name="Calibri1" fo:language="en" fo:country="US" officeooo:rsid="06889636" style:letter-kerning="false" style:font-name-asian="DejaVu Sans" style:language-asian="en" style:country-asian="US" style:font-name-complex="Calibri Light1" style:language-complex="ar" style:country-complex="SA"/>
    </style:style>
    <style:style style:name="T143" style:family="text">
      <style:text-properties style:use-window-font-color="true" loext:opacity="0%" style:font-name="Calibri1" fo:language="en" fo:country="US" fo:font-weight="bold" officeooo:rsid="02e4cb92" style:letter-kerning="false" style:font-name-asian="DejaVu Sans" style:language-asian="en" style:country-asian="US" style:font-weight-asian="bold" style:font-name-complex="Calibri Light1" style:language-complex="ar" style:country-complex="SA" style:font-weight-complex="bold"/>
    </style:style>
    <style:style style:name="T144" style:family="text">
      <style:text-properties style:use-window-font-color="true" loext:opacity="0%" style:font-name="Calibri1" fo:font-size="15pt" fo:language="en" fo:country="US" fo:font-weight="bold" officeooo:rsid="02e4cb9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T145"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46"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47"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48" style:family="text">
      <style:text-properties style:use-window-font-color="true" loext:opacity="0%" fo:language="en" fo:country="US" officeooo:rsid="0064d77b" style:letter-kerning="false" style:font-name-asian="Times New Roman1" style:language-asian="en" style:country-asian="US" style:font-name-complex="Calibri2" style:language-complex="ar" style:country-complex="SA"/>
    </style:style>
    <style:style style:name="T149" style:family="text">
      <style:text-properties style:use-window-font-color="true" loext:opacity="0%" fo:language="en" fo:country="US" officeooo:rsid="00a2b9c3" style:letter-kerning="false" style:font-name-asian="Times New Roman1" style:language-asian="en" style:country-asian="US" style:font-name-complex="Calibri2" style:language-complex="ar" style:country-complex="SA"/>
    </style:style>
    <style:style style:name="T150" style:family="text">
      <style:text-properties style:use-window-font-color="true" loext:opacity="0%" fo:language="en" fo:country="US" officeooo:rsid="009d0bb1" style:letter-kerning="false" style:font-name-asian="Times New Roman1" style:language-asian="en" style:country-asian="US" style:font-name-complex="Calibri2" style:language-complex="ar" style:country-complex="SA"/>
    </style:style>
    <style:style style:name="T151" style:family="text">
      <style:text-properties style:use-window-font-color="true" loext:opacity="0%" fo:language="en" fo:country="US" officeooo:rsid="004783a9" style:letter-kerning="false" style:font-name-asian="Times New Roman1" style:language-asian="en" style:country-asian="US" style:font-name-complex="Calibri2" style:language-complex="ar" style:country-complex="SA"/>
    </style:style>
    <style:style style:name="T152" style:family="text">
      <style:text-properties style:use-window-font-color="true" loext:opacity="0%" fo:language="en" fo:country="US" officeooo:rsid="065f0312" style:letter-kerning="false" style:font-name-asian="Times New Roman1" style:language-asian="en" style:country-asian="US" style:font-name-complex="Calibri2" style:language-complex="ar" style:country-complex="SA"/>
    </style:style>
    <style:style style:name="T153" style:family="text">
      <style:text-properties style:use-window-font-color="true" loext:opacity="0%" fo:language="en" fo:country="US" officeooo:rsid="065d07ea" style:letter-kerning="false" style:font-name-asian="Times New Roman1" style:language-asian="en" style:country-asian="US" style:font-name-complex="Calibri2" style:language-complex="ar" style:country-complex="SA"/>
    </style:style>
    <style:style style:name="T154" style:family="text">
      <style:text-properties style:use-window-font-color="true" loext:opacity="0%" fo:language="en" fo:country="US" officeooo:rsid="0660a438" style:letter-kerning="false" style:font-name-asian="Times New Roman1" style:language-asian="en" style:country-asian="US" style:font-name-complex="Calibri2" style:language-complex="ar" style:country-complex="SA"/>
    </style:style>
    <style:style style:name="T155" style:family="text">
      <style:text-properties style:use-window-font-color="true" loext:opacity="0%" fo:language="en" fo:country="US" officeooo:rsid="006dc439" style:letter-kerning="false" style:font-name-asian="Times New Roman1" style:language-asian="en" style:country-asian="US" style:font-name-complex="Calibri2" style:language-complex="ar" style:country-complex="SA"/>
    </style:style>
    <style:style style:name="T156" style:family="text">
      <style:text-properties style:use-window-font-color="true" loext:opacity="0%" fo:language="en" fo:country="US" officeooo:rsid="0661f2d6" style:letter-kerning="false" style:font-name-asian="Times New Roman1" style:language-asian="en" style:country-asian="US" style:font-name-complex="Calibri2" style:language-complex="ar" style:country-complex="SA"/>
    </style:style>
    <style:style style:name="T157" style:family="text">
      <style:text-properties style:use-window-font-color="true" loext:opacity="0%" fo:language="en" fo:country="US" officeooo:rsid="06629201" style:letter-kerning="false" style:font-name-asian="Times New Roman1" style:language-asian="en" style:country-asian="US" style:font-name-complex="Calibri2" style:language-complex="ar" style:country-complex="SA"/>
    </style:style>
    <style:style style:name="T158" style:family="text">
      <style:text-properties style:use-window-font-color="true" loext:opacity="0%" fo:language="en" fo:country="US" officeooo:rsid="02eccc70" style:letter-kerning="false" style:font-name-asian="Times New Roman1" style:language-asian="en" style:country-asian="US" style:font-name-complex="Calibri2" style:language-complex="ar" style:country-complex="SA"/>
    </style:style>
    <style:style style:name="T159" style:family="text">
      <style:text-properties style:use-window-font-color="true" loext:opacity="0%" fo:language="en" fo:country="US" officeooo:rsid="0662cf42" style:letter-kerning="false" style:font-name-asian="Times New Roman1" style:language-asian="en" style:country-asian="US" style:font-name-complex="Calibri2" style:language-complex="ar" style:country-complex="SA"/>
    </style:style>
    <style:style style:name="T160" style:family="text">
      <style:text-properties style:use-window-font-color="true" loext:opacity="0%" fo:language="en" fo:country="US" officeooo:rsid="06666930" style:letter-kerning="false" style:font-name-asian="Times New Roman1" style:language-asian="en" style:country-asian="US" style:font-name-complex="Calibri2" style:language-complex="ar" style:country-complex="SA"/>
    </style:style>
    <style:style style:name="T161" style:family="text">
      <style:text-properties style:use-window-font-color="true" loext:opacity="0%" fo:language="en" fo:country="US" officeooo:rsid="066797d7" style:letter-kerning="false" style:font-name-asian="Times New Roman1" style:language-asian="en" style:country-asian="US" style:font-name-complex="Calibri2" style:language-complex="ar" style:country-complex="SA"/>
    </style:style>
    <style:style style:name="T162" style:family="text">
      <style:text-properties style:use-window-font-color="true" loext:opacity="0%" fo:language="en" fo:country="US" officeooo:rsid="0668962d" style:letter-kerning="false" style:font-name-asian="Times New Roman1" style:language-asian="en" style:country-asian="US" style:font-name-complex="Calibri2" style:language-complex="ar" style:country-complex="SA"/>
    </style:style>
    <style:style style:name="T163" style:family="text">
      <style:text-properties style:use-window-font-color="true" loext:opacity="0%" fo:language="en" fo:country="US" officeooo:rsid="066adff6" style:letter-kerning="false" style:font-name-asian="Times New Roman1" style:language-asian="en" style:country-asian="US" style:font-name-complex="Calibri2" style:language-complex="ar" style:country-complex="SA"/>
    </style:style>
    <style:style style:name="T164" style:family="text">
      <style:text-properties style:use-window-font-color="true" loext:opacity="0%" fo:language="en" fo:country="US" officeooo:rsid="066c4a8a" style:letter-kerning="false" style:font-name-asian="Times New Roman1" style:language-asian="en" style:country-asian="US" style:font-name-complex="Calibri2" style:language-complex="ar" style:country-complex="SA"/>
    </style:style>
    <style:style style:name="T165" style:family="text">
      <style:text-properties style:use-window-font-color="true" loext:opacity="0%" fo:language="en" fo:country="US" officeooo:rsid="066e4b6e" style:letter-kerning="false" style:font-name-asian="Times New Roman1" style:language-asian="en" style:country-asian="US" style:font-name-complex="Calibri2" style:language-complex="ar" style:country-complex="SA"/>
    </style:style>
    <style:style style:name="T166" style:family="text">
      <style:text-properties style:use-window-font-color="true" loext:opacity="0%" fo:language="en" fo:country="US" officeooo:rsid="06735f20" style:letter-kerning="false" style:font-name-asian="DejaVu Sans" style:language-asian="en" style:country-asian="US" style:language-complex="ar" style:country-complex="SA"/>
    </style:style>
    <style:style style:name="T167" style:family="text">
      <style:text-properties style:use-window-font-color="true" loext:opacity="0%" style:text-line-through-style="none" style:text-line-through-type="non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officeooo:rsid="065b9e2d"/>
    </style:style>
    <style:style style:name="T169" style:family="text">
      <style:text-properties officeooo:rsid="04bfff8f"/>
    </style:style>
    <style:style style:name="T170" style:family="text">
      <style:text-properties style:font-name="Calibri Light" fo:font-size="12pt" fo:font-weight="bold" officeooo:rsid="008758a8" style:font-size-asian="12pt" style:font-weight-asian="bold" style:font-name-complex="Calibri Light1" style:font-size-complex="12pt"/>
    </style:style>
    <style:style style:name="T171" style:family="text">
      <style:text-properties style:font-name="Calibri Light" fo:font-size="12pt" fo:font-weight="bold" officeooo:rsid="008a4b3f" style:font-size-asian="12pt" style:font-weight-asian="bold" style:font-name-complex="Calibri Light1" style:font-size-complex="12pt"/>
    </style:style>
    <style:style style:name="T172" style:family="text">
      <style:text-properties style:font-name="Calibri Light" fo:font-size="12pt" fo:font-weight="bold" officeooo:rsid="047dd76d" style:font-size-asian="12pt" style:font-weight-asian="bold" style:font-name-complex="Calibri Light1" style:font-size-complex="12pt"/>
    </style:style>
    <style:style style:name="T173" style:family="text">
      <style:text-properties style:font-name="Calibri Light" fo:font-size="15pt" fo:font-weight="bold" style:font-size-asian="15pt" style:font-weight-asian="bold" style:font-name-complex="Calibri Light1" style:font-size-complex="15pt"/>
    </style:style>
    <style:style style:name="T174" style:family="text">
      <style:text-properties style:font-name="Calibri Light" fo:font-size="15pt" fo:font-weight="bold" officeooo:rsid="008758a8" style:font-size-asian="15pt" style:font-weight-asian="bold" style:font-name-complex="Calibri Light1" style:font-size-complex="15pt"/>
    </style:style>
    <style:style style:name="T175" style:family="text">
      <style:text-properties style:font-name="Calibri Light" fo:font-size="15pt" fo:font-weight="bold" officeooo:rsid="008a4b3f" style:font-size-asian="15pt" style:font-weight-asian="bold" style:font-name-complex="Calibri Light1" style:font-size-complex="15pt"/>
    </style:style>
    <style:style style:name="T176" style:family="text">
      <style:text-properties style:font-name="Calibri Light" fo:font-size="15pt" fo:font-weight="bold" officeooo:rsid="047dd76d" style:font-size-asian="15pt" style:font-weight-asian="bold" style:font-name-complex="Calibri Light1" style:font-size-complex="15pt"/>
    </style:style>
    <style:style style:name="T177" style:family="text">
      <style:text-properties fo:color="#000000" loext:opacity="100%"/>
    </style:style>
    <style:style style:name="T178"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79" style:family="text">
      <style:text-properties fo:color="#000000" loext:opacity="100%" style:font-name="Calibri Light" fo:font-size="12pt" fo:font-weight="bold" style:font-size-asian="12pt" style:font-weight-asian="bold" style:font-name-complex="Calibri Light1" style:font-size-complex="12pt"/>
    </style:style>
    <style:style style:name="T180"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fo:color="#000000" loext:opacity="100%" style:font-name="Calibri1" fo:font-size="10.5pt" fo:language="en" fo:country="US" fo:font-weight="normal" officeooo:rsid="068392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fo:color="#000000" loext:opacity="100%" style:font-name="Calibri1" fo:font-size="10.5pt" fo:language="en" fo:country="US" fo:font-weight="normal" officeooo:rsid="0688963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fo:color="#000000" loext:opacity="100%" style:font-name="Calibri1" fo:language="en" fo:country="US" style:letter-kerning="false" style:font-name-asian="DejaVu Sans" style:font-size-asian="10.5pt" style:language-asian="en" style:country-asian="US" style:font-name-complex="Calibri Light1" style:language-complex="ar" style:country-complex="SA"/>
    </style:style>
    <style:style style:name="T223" style:family="text">
      <style:text-properties fo:color="#000000" loext:opacity="100%" style:font-name="Calibri1" fo:language="en" fo:country="US" officeooo:rsid="06839273" style:letter-kerning="false" style:font-name-asian="DejaVu Sans" style:font-size-asian="10.5pt" style:language-asian="en" style:country-asian="US" style:font-name-complex="Calibri Light1" style:language-complex="ar" style:country-complex="SA"/>
    </style:style>
    <style:style style:name="T224"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25" style:family="text">
      <style:text-properties fo:color="#000000" loext:opacity="100%" style:font-name="Calibri" fo:font-size="10.5pt" fo:language="en" fo:country="US" fo:font-weight="normal" officeooo:rsid="0678291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26" style:family="text">
      <style:text-properties fo:color="#000000" loext:opacity="100%" style:font-name="Calibri" officeooo:rsid="006dc439" style:font-name-asian="Times New Roman1" style:font-name-complex="Calibri2"/>
    </style:style>
    <style:style style:name="T227" style:family="text">
      <style:text-properties fo:color="#000000" loext:opacity="100%" style:font-name="Calibri" officeooo:rsid="06751ce0" style:font-name-asian="Times New Roman1" style:font-name-complex="Calibri2"/>
    </style:style>
    <style:style style:name="T228"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229"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230"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231"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232"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233"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234"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235"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236"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237"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238"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239"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240"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241"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242"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243"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244"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245"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246" style:family="text">
      <style:text-properties fo:color="#000000" loext:opacity="100%" fo:language="en" fo:country="US" officeooo:rsid="066797d7" style:letter-kerning="false" style:font-name-asian="Times New Roman1" style:language-asian="en" style:country-asian="US" style:font-name-complex="Calibri2" style:language-complex="ar" style:country-complex="SA"/>
    </style:style>
    <style:style style:name="T247" style:family="text">
      <style:text-properties fo:color="#000000" loext:opacity="100%" fo:language="en" fo:country="US" officeooo:rsid="0668ce83" style:letter-kerning="false" style:font-name-asian="Times New Roman1" style:language-asian="en" style:country-asian="US" style:font-name-complex="Calibri2" style:language-complex="ar" style:country-complex="SA"/>
    </style:style>
    <style:style style:name="T248" style:family="text">
      <style:text-properties fo:color="#000000" loext:opacity="100%" fo:language="en" fo:country="US" officeooo:rsid="066adff6" style:letter-kerning="false" style:font-name-asian="Times New Roman1" style:language-asian="en" style:country-asian="US" style:font-name-complex="Calibri2" style:language-complex="ar" style:country-complex="SA"/>
    </style:style>
    <style:style style:name="T249" style:family="text">
      <style:text-properties officeooo:rsid="0002b6dc"/>
    </style:style>
    <style:style style:name="T250"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252"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271"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font-variant="normal" fo:text-transform="none" fo:color="#000000" loext:opacity="10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font-variant="normal" fo:text-transform="none" style:use-window-font-color="true" loext:opacity="0%" style:font-name="Calibri1" fo:font-size="10.5pt" fo:letter-spacing="normal" fo:language="en" fo:country="US" fo:font-style="normal" fo:font-weight="normal" officeooo:rsid="06769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font-variant="normal" fo:text-transform="none" style:use-window-font-color="true" loext:opacity="0%" fo:letter-spacing="normal" fo:language="en" fo:country="US" fo:font-style="normal" fo:font-weight="normal" officeooo:rsid="0661f2d6" style:letter-kerning="false" style:font-name-asian="Times New Roman1" style:language-asian="en" style:country-asian="US" style:font-name-complex="Calibri2" style:language-complex="ar" style:country-complex="SA"/>
    </style:style>
    <style:style style:name="T280" style:family="text">
      <style:text-properties fo:font-variant="normal" fo:text-transform="none" style:use-window-font-color="true" loext:opacity="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font-variant="normal" fo:text-transform="none" style:use-window-font-color="true" loext:opacity="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font-variant="normal" fo:text-transform="none" style:use-window-font-color="true" loext:opacity="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font-variant="normal" fo:text-transform="none" style:use-window-font-color="true" loext:opacity="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font-variant="normal" fo:text-transform="none" style:use-window-font-color="true" loext:opacity="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font-variant="normal" fo:text-transform="none" style:use-window-font-color="true" loext:opacity="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287" style:family="text">
      <style:text-properties officeooo:rsid="00576d14"/>
    </style:style>
    <style:style style:name="T288" style:family="text">
      <style:text-properties style:font-name="Calibri1" fo:font-size="10.5pt" fo:font-weight="normal" style:font-size-asian="10.5pt" style:font-weight-asian="normal" style:font-name-complex="Calibri Light1" style:font-size-complex="10.5pt" style:font-weight-complex="normal"/>
    </style:style>
    <style:style style:name="T28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90"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9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29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29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29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29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29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297"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298"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299"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00"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01"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02"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03"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04"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05"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306"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307"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308" style:family="text">
      <style:text-properties style:font-name="Calibri1" fo:font-size="10.5pt" fo:font-weight="normal" officeooo:rsid="066db6d7" style:font-size-asian="10.5pt" style:font-weight-asian="normal" style:font-name-complex="Calibri Light1" style:font-size-complex="10.5pt" style:font-weight-complex="normal"/>
    </style:style>
    <style:style style:name="T309" style:family="text">
      <style:text-properties style:font-name="Calibri1" fo:font-size="10.5pt" fo:font-weight="normal" officeooo:rsid="06735f20" style:font-size-asian="10.5pt" style:font-weight-asian="normal" style:font-name-complex="Calibri Light1" style:font-size-complex="10.5pt" style:font-weight-complex="normal"/>
    </style:style>
    <style:style style:name="T310" style:family="text">
      <style:text-properties style:font-name="Calibri1" fo:font-size="10.5pt" fo:font-weight="normal" officeooo:rsid="06782914" style:font-size-asian="10.5pt" style:font-weight-asian="normal" style:font-name-complex="Calibri Light1" style:font-size-complex="10.5pt" style:font-weight-complex="normal"/>
    </style:style>
    <style:style style:name="T311" style:family="text">
      <style:text-properties style:font-name="Calibri1" fo:font-size="10.5pt" fo:font-weight="normal" officeooo:rsid="067982ac" style:font-size-asian="10.5pt" style:font-weight-asian="normal" style:font-name-complex="Calibri Light1" style:font-size-complex="10.5pt" style:font-weight-complex="normal"/>
    </style:style>
    <style:style style:name="T312" style:family="text">
      <style:text-properties officeooo:rsid="012a4d9b"/>
    </style:style>
    <style:style style:name="T313" style:family="text">
      <style:text-properties officeooo:rsid="02082ddc"/>
    </style:style>
    <style:style style:name="T314" style:family="text">
      <style:text-properties officeooo:rsid="0242fc99"/>
    </style:style>
    <style:style style:name="T315" style:family="text">
      <style:text-properties officeooo:rsid="02b99967"/>
    </style:style>
    <style:style style:name="T316" style:family="text">
      <style:text-properties style:font-name="Calibri" style:font-name-asian="Times New Roman1" style:font-name-complex="Calibri2"/>
    </style:style>
    <style:style style:name="T317" style:family="text">
      <style:text-properties fo:language="en" fo:country="US" officeooo:rsid="00805d00" style:letter-kerning="false" style:language-asian="en" style:country-asian="US" style:language-complex="ar" style:country-complex="SA"/>
    </style:style>
    <style:style style:name="T318" style:family="text">
      <style:text-properties officeooo:rsid="0508c9f3"/>
    </style:style>
    <style:style style:name="T319" style:family="text">
      <style:text-properties fo:color="#c9211e" loext:opacity="10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officeooo:rsid="06751ce0"/>
    </style:style>
    <style:style style:name="T321" style:family="text">
      <style:text-properties officeooo:rsid="06782914"/>
    </style:style>
    <style:style style:name="T322" style:family="text">
      <style:text-properties officeooo:rsid="067d21ca"/>
    </style:style>
    <style:style style:name="T323" style:family="text">
      <style:text-properties officeooo:rsid="067f7260"/>
    </style:style>
    <style:style style:name="T324" style:family="text">
      <style:text-properties officeooo:rsid="068808db"/>
    </style:style>
    <style:style style:name="T325" style:family="text">
      <style:text-properties officeooo:rsid="068896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317">Authorization-Enhanced Mail System</text:span></text:p>
      <text:p text:style-name="P2">Igor Zboran</text:p>
      <text:p text:style-name="P3"><text:span text:style-name="T315">izboran</text:span>@<text:span text:style-name="T315">gmail.com</text:span></text:p>
      <text:p text:style-name="P18"><text:span text:style-name="T5">June</text:span><text:span text:style-name="T316"> </text:span><text:span text:style-name="T11">23</text:span><text:span text:style-name="T316">, </text:span><text:span text:style-name="T9">202</text:span><text:span text:style-name="T10">1</text:span></text:p>
      <text:p text:style-name="P20">Abstract</text:p>
      <text:p text:style-name="P62"><text:span text:style-name="T228">Electronic mail (email) is the most </text:span><text:span text:style-name="T229">pervasive form of</text:span><text:span text:style-name="T228"> </text:span><text:span text:style-name="T230">business </text:span><text:span text:style-name="T228">information </text:span><text:span text:style-name="T229">exchang</text:span><text:span text:style-name="T231">e</text:span><text:span text:style-name="T228">. Email is often used not only as an interpersonal communication tool, but also as the default choice to send files. </text:span><text:span text:style-name="T232">In this paper </text:span><text:span text:style-name="T228">the </text:span><text:span text:style-name="T232">User-Managed Access (UMA) authorization framework is proposed to</text:span><text:span text:style-name="T228"> </text:span><text:span text:style-name="T247">overcome</text:span><text:span text:style-name="T233"> </text:span><text:span text:style-name="T248">the </text:span><text:span text:style-name="T234">data </text:span><text:span text:style-name="T235">storage, </text:span><text:span text:style-name="T234">access </text:span><text:span text:style-name="T236">control </text:span><text:span text:style-name="T234">and </text:span><text:span text:style-name="T237">data </text:span><text:span text:style-name="T232">transfer </text:span><text:span text:style-name="T238">limitation</text:span><text:span text:style-name="T232">s</text:span><text:span text:style-name="T238"> of </text:span><text:span text:style-name="T239">the </text:span><text:span text:style-name="T238">current mail system</text:span><text:span text:style-name="T240">.</text:span><text:span text:style-name="T241"> </text:span><text:span text:style-name="T246">Today, o</text:span><text:span text:style-name="T243">utgoing mail </text:span><text:span text:style-name="T244">is</text:span><text:span text:style-name="T243"> </text:span><text:span text:style-name="T244">typically transferred</text:span><text:span text:style-name="T243"> from </text:span><text:span text:style-name="T245">the </text:span><text:span text:style-name="T244">source</text:span><text:span text:style-name="T243"> system to </text:span><text:span text:style-name="T244">the destination</text:span><text:span text:style-name="T243"> system </text:span><text:span text:style-name="T244">as </text:span><text:span text:style-name="T245">a single</text:span><text:span text:style-name="T244"> </text:span><text:span text:style-name="T245">text-encoded</text:span><text:span text:style-name="T244"> </text:span><text:span text:style-name="T245">file </text:span><text:span text:style-name="T243">using </text:span><text:span text:style-name="T242">Simple Mail Transfer Protocol </text:span><text:span text:style-name="T243">(SMTP)</text:span><text:span text:style-name="T148">. </text:span><text:span text:style-name="T149">SMTP</text:span><text:span text:style-name="T150"> </text:span><text:span text:style-name="T151">is </text:span><text:span text:style-name="T152">a </text:span><text:span text:style-name="T153">more tha</text:span><text:span text:style-name="T160">n</text:span><text:span text:style-name="T153"> 40-year-old protocol that emerged long before World Wide Web became popular</text:span><text:span text:style-name="T151">. </text:span><text:span text:style-name="T161">Despite the fact that SMTP has been updated, modified </text:span><text:span text:style-name="T162">and extended </text:span><text:span text:style-name="T161">multiple times </text:span><text:span text:style-name="T164">to increase security and efficiency</text:span><text:span text:style-name="T161">, it still lagg</text:span><text:span text:style-name="T163">s</text:span><text:span text:style-name="T161"> behind </text:span><text:span text:style-name="T162">modern web-based protocols. </text:span><text:span text:style-name="T160">We propose to </text:span><text:span text:style-name="T161">mirror</text:span><text:span text:style-name="T160"> the </text:span><text:span text:style-name="T161">existing </text:span><text:span text:style-name="T160">email </text:span><text:span text:style-name="T165">eco</text:span><text:span text:style-name="T160">system by creating a </text:span><text:span text:style-name="T161">new </text:span><text:span text:style-name="T160">secure and scalable </text:span><text:span text:style-name="T159">w</text:span><text:span text:style-name="T154">eb-based </text:span><text:span text:style-name="T160">communication infrastructure. </text:span><text:span text:style-name="T155">The</text:span><text:bookmark text:name="Use_of_pull,_push,_and_hybrid_push-pull_strategy"/><text:span text:style-name="T155"> </text:span><text:span text:style-name="T159">w</text:span><text:span text:style-name="T279">eb-based</text:span><text:span text:style-name="T155"> data transfer in combination with </text:span><text:span text:style-name="T156">a </text:span><text:span text:style-name="T157">decentralized</text:span><text:span text:style-name="T156"> API access management</text:span><text:span text:style-name="T158"> </text:span><text:span text:style-name="T155">significantly leverages email security </text:span><text:span text:style-name="T152">and</text:span><text:span text:style-name="T155"> enhances mail system utilization.</text:span></text:p>
      <text:p text:style-name="P21">Introduction</text:p>
      <text:p text:style-name="P10">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249">and the email infrastructure forms the backbone of the worldwide digital identity.</text:span></text:p>
      <text:p text:style-name="P21">Problem</text:p>
      <text:p text:style-name="P9">Despite the importance of email infrastructure, the whole ecosystem still relies on over 40 year-old architecture and protocol design. There are spam and attachment issues from the very beginning. <text:span text:style-name="T177">The mail system, while conceptually sound as a communication means, is structurally obsolete and functionally deficient.</text:span></text:p>
      <text:p text:style-name="P38"><text:span text:style-name="T178">Current</text:span><text:span text:style-name="T179"> </text:span><text:span text:style-name="T178">Situation</text:span></text:p>
      <text:p text:style-name="P11"><text:span text:style-name="T180">With the rising popularity of free</text:span><text:span text:style-name="T186"> </text:span><text:span text:style-name="T180">email providers, such as Gmail or Outlook.com, </text:span><text:span text:style-name="T183">w</text:span><text:span text:style-name="T182">eb-browsers</text:span><text:span text:style-name="T181"> are increasingly being used to access </text:span><text:span text:style-name="T209">the </text:span><text:span text:style-name="T181">mail server. From a user standpoint, </text:span><text:span text:style-name="T188">it is easy</text:span><text:span text:style-name="T187"> </text:span><text:span text:style-name="T181">to read and send email</text:span><text:span text:style-name="T209">s</text:span><text:span text:style-name="T181"> </text:span><text:span text:style-name="T187">via web-browser </text:span><text:span text:style-name="T185">on</text:span><text:span text:style-name="T181"> </text:span><text:span text:style-name="T184">any device, from </text:span><text:span text:style-name="T181">anywhere in the </text:span><text:span text:style-name="T184">w</text:span><text:span text:style-name="T181">orld. </text:span><text:span text:style-name="T189">Centralized access to the mailboxes </text:span><text:bookmark text:name="tw-target-text"/><text:span text:style-name="T250">increases the security of web-based mail systems.</text:span></text:p>
      <text:p text:style-name="P25">Current Flaws</text:p>
      <text:p text:style-name="P15"><text:span text:style-name="T190">Even though the main email service providers claim email accounts to be safe, the fact remains that major security and functional flaws are not fixed.</text:span><text:span text:style-name="T191"> </text:span><text:span text:style-name="T192">T</text:span><text:span text:style-name="T193">here </text:span><text:span text:style-name="T194">is </text:span><text:span text:style-name="T195">still </text:span><text:span text:style-name="T196">an</text:span><text:span text:style-name="T193"> attachments delivery </text:span><text:span text:style-name="T197">dichotomy;</text:span><text:span text:style-name="T193"> </text:span><text:span text:style-name="T198">bulky files are not transferred as an attachment but are shared via links. </text:span><text:span text:style-name="T199">A</text:span><text:span text:style-name="T200">n</text:span><text:span text:style-name="T199"> “</text:span><text:span text:style-name="T200">attachment</text:span><text:span text:style-name="T199"> sharing” is not natural for </text:span><text:span text:style-name="T217">mail</text:span><text:span text:style-name="T199"> systems </text:span><text:span text:style-name="T200">where each message </text:span><text:span text:style-name="T201">with attachments </text:span><text:span text:style-name="T200">is expected to be </text:span><text:span text:style-name="T210">time-</text:span><text:span text:style-name="T200">consistent.</text:span><text:span text:style-name="T199"> </text:span><text:span text:style-name="T202">Shared links pose a </text:span><text:span text:style-name="T213">consent</text:span><text:span text:style-name="T202"> phishing attack threat where attacker tricks user</text:span><text:span text:style-name="T203">s</text:span><text:span text:style-name="T202"> into granting a malicious application access to sensitive resources. </text:span><text:span text:style-name="T214">This is known as</text:span><text:span text:style-name="T204"> an OAuth 2.0 authorization exploit.</text:span><text:span text:style-name="T199"> </text:span><text:span text:style-name="T205">The </text:span><text:span text:style-name="T208">Authorization-</text:span><text:span text:style-name="T206">Enhanced </text:span><text:span text:style-name="T208">M</text:span><text:span text:style-name="T206">ail System</text:span><text:span text:style-name="T205"> </text:span><text:span text:style-name="T215">is </text:span><text:span text:style-name="T206">resistant to this security exploit </text:span><text:span text:style-name="T207">as there are no direct user </text:span><text:span text:style-name="T216">involvement</text:span><text:span text:style-name="T207"> in access granting.</text:span></text:p>
      <text:p text:style-name="P21"/>
      <text:p text:style-name="P27"><text:soft-page-break/><text:span text:style-name="T173">Proposed </text:span><text:span text:style-name="T146">Solution</text:span></text:p>
      <text:p text:style-name="P12"><text:span text:style-name="T290">Given that </text:span><text:span text:style-name="T306">the </text:span><text:span text:style-name="T308">current </text:span><text:span text:style-name="T290">mail system is lagging behind modern communication and collaboration </text:span><text:span text:style-name="T32">tools</text:span><text:span text:style-name="T21">, we propose a</text:span><text:span text:style-name="T27"> </text:span><text:span text:style-name="T116">web-based</text:span><text:span text:style-name="T21">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119">web-based </text:span><text:span text:style-name="T22">data </text:span><text:span text:style-name="T76">exchange</text:span><text:span text:style-name="T26"> channel </text:span><text:span text:style-name="T24">for</text:span><text:span text:style-name="T23"> </text:span><text:span text:style-name="T86">the </text:span><text:span text:style-name="T119">new </text:span><text:span text:style-name="T23">email </text:span><text:span text:style-name="T25">eco</text:span><text:span text:style-name="T21">system.</text:span></text:p>
      <text:p text:style-name="P22">Motivation</text:p>
      <text:p text:style-name="P13"><text:span text:style-name="T17">Email still the most popular communication tool is lacking an important part of today's modern</text:span><text:span text:style-name="T16"> </text:span><text:span text:style-name="T115">communications </text:span><text:span text:style-name="T16">system</text:span><text:span text:style-name="T18">s</text:span><text:span text:style-name="T16"> – </text:span><text:span text:style-name="T17">an authorization framework.</text:span><text:span text:style-name="T319"> </text:span><text:span text:style-name="T17">Understanding this lead </text:span><text:span text:style-name="T19">us to implement the </text:span><text:span text:style-name="T113">UMA</text:span><text:span text:style-name="T19"> authorization framework in</text:span><text:span text:style-name="T20">to</text:span><text:span text:style-name="T19"> </text:span><text:span text:style-name="T87">the </text:span><text:span text:style-name="T118">new e</text:span><text:span text:style-name="T19">mail </text:span><text:span text:style-name="T118">eco</text:span><text:span text:style-name="T19">system</text:span><text:span text:style-name="T17">. At the core of the proposed solution is an attempt to improve the usability of email – not only as an interpersonal communication tool, but also as the default choice to send and store files.</text:span></text:p>
      <text:p text:style-name="P34">Main <text:span text:style-name="T312">C</text:span>oncept</text:p>
      <text:p text:style-name="P42"><text:span text:style-name="T93">T</text:span><text:span text:style-name="T125">he Authorization-</text:span><text:span text:style-name="T126">Enhanced </text:span><text:span text:style-name="T127">M</text:span><text:span text:style-name="T126">ail System</text:span><text:span text:style-name="T31"> </text:span><text:span text:style-name="T124">(AEMS) </text:span><text:span text:style-name="T93">is</text:span><text:span text:style-name="T31"> designed to follow the </text:span><text:span text:style-name="T93">Identity and Access Management </text:span><text:span text:style-name="T94">(IAM) </text:span><text:span text:style-name="T31">best practices </text:span><text:span text:style-name="T167">while </text:span><text:span text:style-name="T135">mirror</text:span><text:span text:style-name="T137">ing</text:span><text:span text:style-name="T134"> the </text:span><text:span text:style-name="T135">existing </text:span><text:span text:style-name="T134">email </text:span><text:span text:style-name="T137">ecosystem</text:span><text:span text:style-name="T134"> by creating a </text:span><text:span text:style-name="T135">new </text:span><text:span text:style-name="T134">secure and scalable </text:span><text:span text:style-name="T130">w</text:span><text:span text:style-name="T136">eb-based </text:span><text:span text:style-name="T134">communication </text:span><text:span text:style-name="T137">infrastructure</text:span><text:span text:style-name="T134">. </text:span><text:span text:style-name="T117">The </text:span><text:span text:style-name="T128">UMA framework introduces </text:span><text:span text:style-name="T129">a r</text:span><text:span text:style-name="T128">esource </text:span><text:span text:style-name="T129">s</text:span><text:span text:style-name="T128">erver, </text:span><text:span text:style-name="T130">an </text:span><text:span text:style-name="T129">a</text:span><text:span text:style-name="T128">uthorization </text:span><text:span text:style-name="T129">s</text:span><text:span text:style-name="T128">erver </text:span><text:span text:style-name="T131">and </text:span><text:span text:style-name="T130">a </text:span><text:span text:style-name="T131">requesting party client</text:span><text:span text:style-name="T132"> </text:span><text:span text:style-name="T128">into </text:span><text:span text:style-name="T133">the </text:span><text:span text:style-name="T137">new </text:span><text:span text:style-name="T128">mail system. To transfer data from sender to recipient, AEMS uses the Decentralized Identity-Based Access Control </text:span><text:span text:style-name="T138">[1]</text:span><text:span text:style-name="T128"> (DIBAC) technology that is built around the UMA 2.0 protocol standard.</text:span></text:p>
      <text:p text:style-name="P1"/>
      <text:p text:style-name="P8"/>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28"><text:soft-page-break/><text:span text:style-name="T174"/></text:p>
      <text:p text:style-name="P28"><text:span text:style-name="T174">Features and Comparison with </text:span><text:span text:style-name="T175">C</text:span><text:span text:style-name="T174">urrent </text:span><text:span text:style-name="T176">M</text:span><text:span text:style-name="T145">ail System</text:span></text:p>
      <text:p text:style-name="P14"><text:span text:style-name="T292">The novelty of </text:span><text:span text:style-name="T43">the</text:span><text:span text:style-name="T292"> proposed </text:span><text:span text:style-name="T294">solution </text:span><text:span text:style-name="T292">approach can be assessed by comparison with the current mail system.</text:span></text:p>
      <text:p text:style-name="P24"><text:span text:style-name="T314">New </text:span>Features</text:p>
      <text:p text:style-name="P33"><text:span text:style-name="T292">The proposed </text:span><text:span text:style-name="T96">AEM</text:span><text:span text:style-name="T88">S</text:span><text:span text:style-name="T292"> solution </text:span><text:span text:style-name="T82">provides</text:span><text:span text:style-name="T292"> several </text:span><text:span text:style-name="T82">new</text:span><text:span text:style-name="T292"> features that are lacking in </text:span><text:span text:style-name="T307">the </text:span><text:span text:style-name="T292">current mail system:</text:span></text:p>
      <text:list xml:id="list851403719" text:style-name="L1">
        <text:list-item>
          <text:p text:style-name="P48"><text:span text:style-name="T296">I</text:span><text:span text:style-name="T288">ntrinsic privacy-preserving </text:span><text:span text:style-name="T47">properties</text:span><text:span text:style-name="T44">. </text:span><text:span text:style-name="T295">Each user can have </text:span><text:span text:style-name="T45">their</text:span><text:span text:style-name="T295"> </text:span><text:span text:style-name="T120">mailbox running on </text:span><text:span text:style-name="T121">a </text:span><text:span text:style-name="T120">separate server</text:span><text:span text:style-name="T295">. </text:span><text:span text:style-name="T300">The user can </text:span><text:span text:style-name="T309">also </text:span><text:span text:style-name="T79">run</text:span><text:span text:style-name="T300"> </text:span><text:span text:style-name="T121">his</text:span><text:span text:style-name="T300"> own </text:span><text:span text:style-name="T89">AS</text:span><text:span text:style-name="T300">.</text:span></text:p>
        </text:list-item>
        <text:list-item>
          <text:p text:style-name="P56"><text:span text:style-name="T111">Single</text:span><text:span text:style-name="T288"> </text:span><text:span text:style-name="T121">mailbox</text:span><text:span text:style-name="T111"> </text:span><text:span text:style-name="T288">for both incoming and outgoing emails.</text:span></text:p>
        </text:list-item>
        <text:list-item>
          <text:p text:style-name="P56"><text:span text:style-name="T300">M</text:span><text:span text:style-name="T288">ultiple </text:span><text:span text:style-name="T121">mailboxes</text:span><text:span text:style-name="T288"> </text:span><text:span text:style-name="T111">per</text:span><text:span text:style-name="T288"> </text:span><text:span text:style-name="T111">one email </text:span><text:span text:style-name="T112">address</text:span><text:span text:style-name="T111">.</text:span></text:p>
        </text:list-item>
        <text:list-item>
          <text:p text:style-name="P49"><text:span text:style-name="T297">Built-in cross-domain autonomic </text:span><text:span text:style-name="T305">(without </text:span><text:span text:style-name="T251">conscious</text:span><text:span text:style-name="T286"> </text:span><text:span text:style-name="T305">user intervention) </text:span><text:span text:style-name="T298">access </text:span><text:span text:style-name="T297">control </text:span><text:span text:style-name="T92">using</text:span><text:span text:style-name="T299"> </text:span><text:span text:style-name="T303">the </text:span><text:span text:style-name="T299">standardized UMA </text:span><text:span text:style-name="T121">protocol</text:span><text:span text:style-name="T299">.</text:span></text:p>
        </text:list-item>
        <text:list-item>
          <text:p text:style-name="P57"><text:span text:style-name="T166">Efficient </text:span>data exchange channel.</text:p>
        </text:list-item>
        <text:list-item>
          <text:p text:style-name="P48"><text:span text:style-name="T13">No attachments size limit. </text:span><text:span text:style-name="T46">A</text:span><text:span text:style-name="T13">ttachments are transferred </text:span><text:span text:style-name="T47">as separate files</text:span><text:span text:style-name="T13"> without size limit.</text:span></text:p>
        </text:list-item>
        <text:list-item>
          <text:p text:style-name="P50"><text:span text:style-name="T78">Linked content </text:span><text:span text:style-name="T13">using a clickable hyperlink</text:span><text:span text:style-name="T78">s</text:span><text:span text:style-name="T13">.</text:span></text:p>
        </text:list-item>
        <text:list-item>
          <text:p text:style-name="P51"><text:span text:style-name="T13">Instant </text:span><text:span text:style-name="T47">messages.</text:span><text:span text:style-name="T13"> </text:span><text:span text:style-name="T47">Messages</text:span><text:span text:style-name="T13"> </text:span><text:span text:style-name="T47">and attachments </text:span><text:span text:style-name="T13">are transferred separately, </text:span><text:span text:style-name="T47">there is no need to wait for incoming bulky message-</text:span><text:span text:style-name="T54">with-</text:span><text:span text:style-name="T47">attachments file. </text:span><text:span text:style-name="T50">Attachment</text:span><text:span text:style-name="T51">s</text:span><text:span text:style-name="T50">-stripped bare</text:span><text:span text:style-name="T49"> m</text:span><text:span text:style-name="T48">essages are </text:span><text:span text:style-name="T53">tra</text:span><text:span text:style-name="T56">n</text:span><text:span text:style-name="T53">sferred</text:span><text:span text:style-name="T48"> </text:span><text:span text:style-name="T52">with</text:span><text:span text:style-name="T48"> a </text:span><text:span text:style-name="T55">higher </text:span><text:span text:style-name="T48">priority.</text:span></text:p>
        </text:list-item>
      </text:list>
      <text:p text:style-name="P39"><text:span text:style-name="T170">Comparison with </text:span><text:span text:style-name="T171">C</text:span><text:span text:style-name="T170">urrent </text:span><text:span text:style-name="T172">M</text:span><text:span text:style-name="T147">ail System</text:span></text:p>
      <text:p text:style-name="P19"><text:span text:style-name="T108">T</text:span><text:span text:style-name="T42">he </text:span><text:span text:style-name="T41">use of</text:span><text:span text:style-name="T293"> </text:span><text:span text:style-name="T96">AEM</text:span><text:span text:style-name="T88">S</text:span><text:span text:style-name="T293"> has many advantages over </text:span><text:span text:style-name="T304">the </text:span><text:span text:style-name="T114">current</text:span><text:span text:style-name="T293"> mail system. </text:span><text:span text:style-name="T123">The</text:span><text:span text:style-name="T293"> architecture </text:span><text:span text:style-name="T311">of AEMS </text:span><text:span text:style-name="T293">guarantees more control over potential security and privacy issues such as leakage of intellectual property or loss of confidential content and makes the system compatible with enterprise security policies. </text:span><text:span text:style-name="T301">In the following we highlight the </text:span><text:span text:style-name="T311">main </text:span><text:span text:style-name="T301">advantages of the proposed solution compared to the current mail system.</text:span></text:p>
      <text:p text:style-name="P29"><text:span text:style-name="T301">1. </text:span><text:span text:style-name="T57">Security </text:span><text:span text:style-name="T59">and Privacy</text:span></text:p>
      <text:p text:style-name="P45">User correspondence takes place between <text:span text:style-name="T320">separated ma</text:span>ilboxes <text:span text:style-name="T321">decoupled from email addresses.</text:span> <text:span text:style-name="T226">This allows a user with a single email address to use simultaneously multiple </text:span><text:span text:style-name="T227">m</text:span><text:span text:style-name="T226">ailboxes. To separate official, business, personal and healthcare correspondence, AEMS provides the flexibility for storing emails according to various criteria within an appropriate </text:span><text:span text:style-name="T227">m</text:span><text:span text:style-name="T226">ailbox provider.</text:span></text:p>
      <text:p text:style-name="P44"><text:span text:style-name="T225">2</text:span><text:span text:style-name="T224">. </text:span><text:span text:style-name="T57">Usability</text:span></text:p>
      <text:p text:style-name="P26">With the capability to store, locate, send and receive any content including documents, images, audios and videos, the proposed solution can be considered a promising platform for <text:span text:style-name="T321">a file storage</text:span>.</text:p>
      <text:p text:style-name="P29"><text:span text:style-name="T310">3</text:span><text:span text:style-name="T301">. </text:span><text:span text:style-name="T58">Integrations</text:span></text:p>
      <text:p text:style-name="P16"><text:span text:style-name="T96">AEM</text:span><text:span text:style-name="T88">S</text:span><text:span text:style-name="T61"> provides</text:span><text:span text:style-name="T60"> </text:span><text:span text:style-name="T63">a </text:span><text:span text:style-name="T211">standardized</text:span><text:span text:style-name="T62"> </text:span><text:span text:style-name="T60">R</text:span><text:span text:style-name="T122">EST</text:span><text:span text:style-name="T60">ful</text:span><text:span text:style-name="T109"> </text:span><text:span text:style-name="T110">application</text:span><text:span text:style-name="T60"> interface </text:span><text:span text:style-name="T276">to ease the integrations</text:span><text:span text:style-name="T277"> with</text:span><text:span text:style-name="T276"> external </text:span><text:span text:style-name="T278">systems</text:span><text:span text:style-name="T277">.</text:span></text:p>
      <text:p text:style-name="P4"/>
      <text:p text:style-name="P21"/>
      <text:p text:style-name="P21"/>
      <text:p text:style-name="P21"/>
      <text:p text:style-name="P21"><text:soft-page-break/></text:p>
      <text:p text:style-name="P21">Conclusion</text:p>
      <text:p text:style-name="P16"><text:span text:style-name="T96">AEM</text:span><text:span text:style-name="T88">S</text:span><text:span text:style-name="T212"> can play an important role in communication across various industries in the public and private sectors. </text:span><text:span text:style-name="T219">C</text:span><text:span text:style-name="T218">onsolidation</text:span><text:span text:style-name="T212"> of repository, communication and identity represents a </text:span><text:span text:style-name="T220">pillar of the web-based human-centric </text:span><text:span text:style-name="T221">N</text:span><text:span text:style-name="T220">ext </text:span><text:span text:style-name="T221">G</text:span><text:span text:style-name="T220">eneration </text:span><text:span text:style-name="T221">I</text:span><text:span text:style-name="T220">nternet </text:span><text:span text:style-name="T221">[2]</text:span><text:span text:style-name="T220">.</text:span></text:p>
      <text:p text:style-name="P23">Overall Summary</text:p>
      <text:p text:style-name="P30"><text:span text:style-name="T280">The </text:span><text:span text:style-name="T281">new </text:span><text:span text:style-name="T282">e</text:span><text:span text:style-name="T283">mail </text:span><text:span text:style-name="T280">technology in combination with </text:span><text:span text:style-name="T284">the UMA</text:span><text:span text:style-name="T283"> framework</text:span><text:span text:style-name="T280"> creates a composite architecture that meets the needs of the </text:span><text:span text:style-name="T283">moder</text:span><text:span text:style-name="T285">n</text:span><text:span text:style-name="T283"> communication tool</text:span><text:span text:style-name="T280">. </text:span><text:span text:style-name="T258">The </text:span><text:span text:style-name="T259">proposed solution</text:span><text:span text:style-name="T254"> can be used as a </text:span><text:span text:style-name="T274">c</text:span><text:span text:style-name="T254">ontent </text:span><text:span text:style-name="T274">s</text:span><text:span text:style-name="T254">ervices </text:span><text:span text:style-name="T262">p</text:span><text:span text:style-name="T254">latform to provide the </text:span><text:span text:style-name="T272">e-</text:span><text:span text:style-name="T269">records </text:span><text:span text:style-name="T254">storage, </text:span><text:span text:style-name="T271">exchange</text:span><text:span text:style-name="T254"> </text:span><text:span text:style-name="T267">and retrieval </text:span><text:span text:style-name="T268">system</text:span><text:span text:style-name="T254"> </text:span><text:span text:style-name="T259">protected by the standardized authorization framework utilized </text:span><text:span text:style-name="T260">by users </text:span><text:span text:style-name="T271">through</text:span><text:span text:style-name="T259"> </text:span><text:span text:style-name="T261">the </text:span><text:span text:style-name="T270">email</text:span><text:span text:style-name="T259"> application</text:span><text:span text:style-name="T254">.</text:span></text:p>
      <text:p text:style-name="P17"><text:span text:style-name="T254">A </text:span><text:span text:style-name="T255">consolidated access control and </text:span><text:span text:style-name="T256">a new </text:span><text:span text:style-name="T255">data </text:span><text:span text:style-name="T256">exchange </text:span><text:span text:style-name="T257">mechanism</text:span><text:span text:style-name="T255"> </text:span><text:span text:style-name="T253">leverages email security and enhances </text:span><text:span text:style-name="T263">the </text:span><text:span text:style-name="T253">mail system utilization. </text:span><text:span text:style-name="T264">The question arises as to whether the standard implementation of UMA 2.0 will fit into </text:span><text:span text:style-name="T271">the </text:span><text:span text:style-name="T264">current mail system and how difficult it will be to build </text:span><text:span text:style-name="T266">the</text:span><text:span text:style-name="T264"> </text:span><text:span text:style-name="T265">UMA </text:span><text:span text:style-name="T273">e</text:span><text:span text:style-name="T270">mail</text:span><text:span text:style-name="T264"> extension.</text:span></text:p>
      <text:p text:style-name="P23">Future Work</text:p>
      <text:p text:style-name="P37">The UMA framework brings into the <text:span text:style-name="T322">new </text:span>email ecosystem a <text:span text:style-name="T322">web-based </text:span>data storage and exchange technology that predestine the <text:span text:style-name="T323">proposed</text:span> system to become more than a bare messaging tool.</text:p>
      <text:p text:style-name="P31"><text:span text:style-name="T289">The following are </text:span><text:span text:style-name="T15">potential future </text:span><text:span text:style-name="T90">R&amp;D</text:span><text:span text:style-name="T15"> areas</text:span><text:span text:style-name="T288">:</text:span></text:p>
      <text:list xml:id="list1584062550" text:style-name="L2">
        <text:list-item>
          <text:p text:style-name="P58"><text:span text:style-name="T313">Consider a </text:span><text:span text:style-name="T287">Consent </text:span><text:span text:style-name="T313">mechanism extension design</text:span>.</text:p>
        </text:list-item>
        <text:list-item>
          <text:p text:style-name="P52"><text:span text:style-name="T302">Explore </text:span><text:span text:style-name="T81">linked</text:span><text:span text:style-name="T78"> content </text:span><text:span text:style-name="T13">using a clickable hyperlink</text:span><text:span text:style-name="T78">s</text:span><text:span text:style-name="T13"> </text:span><text:span text:style-name="T80">– </text:span><text:span text:style-name="T13">linking content across the business.</text:span></text:p>
        </text:list-item>
        <text:list-item>
          <text:p text:style-name="P52"><text:span text:style-name="T291">Design </text:span><text:span text:style-name="T36">an extension</text:span><text:span text:style-name="T291"> for </text:span><text:span text:style-name="T35">exchanging tagged messages and attachments</text:span><text:span text:style-name="T13"> </text:span><text:span text:style-name="T80">–</text:span><text:span text:style-name="T13"> grouping </text:span><text:span text:style-name="T81">content </text:span><text:span text:style-name="T13">across the business.</text:span></text:p>
        </text:list-item>
        <text:list-item>
          <text:p text:style-name="P59">Design an attachment versioning extension – <text:span text:style-name="T318">managing </text:span>the attachment <text:span text:style-name="T318">content changes</text:span>.</text:p>
        </text:list-item>
        <text:list-item>
          <text:p text:style-name="P53"><text:span text:style-name="T38">Explore</text:span><text:span text:style-name="T14"> </text:span><text:span text:style-name="T275">h</text:span><text:span text:style-name="T252">ealth information exchange</text:span><text:span text:style-name="T13"> between healthcare professionals </text:span><text:span text:style-name="T33">and </text:span><text:span text:style-name="T39">inspect </text:span><text:span text:style-name="T40">use of </text:span><text:span text:style-name="T38">email</text:span><text:span text:style-name="T37"> </text:span><text:span text:style-name="T34">communication </text:span><text:span text:style-name="T33">between patients and healthcare professionals.</text:span></text:p>
        </text:list-item>
        <text:list-item>
          <text:p text:style-name="P54"><text:span text:style-name="T84">Employ </text:span><text:span text:style-name="T91">regular </text:span><text:span text:style-name="T103">e</text:span><text:span text:style-name="T91">mail clients and applications using </text:span><text:span text:style-name="T84">JMAP </text:span><text:span text:style-name="T97">protocol</text:span><text:span text:style-name="T84"> </text:span><text:span text:style-name="T97">to support</text:span><text:span text:style-name="T84"> a </text:span><text:span text:style-name="T85">standardized</text:span><text:span text:style-name="T84"> email API.</text:span></text:p>
        </text:list-item>
        <text:list-item>
          <text:p text:style-name="P54"><text:span text:style-name="T105">D</text:span><text:span text:style-name="T99">esign </text:span><text:span text:style-name="T104">and use </text:span><text:span text:style-name="T99">a proprietary GraphQL API </text:span><text:span text:style-name="T105">to replace the </text:span><text:span text:style-name="T106">poorly</text:span><text:span text:style-name="T105"> </text:span><text:span text:style-name="T106">adopted</text:span><text:span text:style-name="T105"> JMAP protocol.</text:span></text:p>
        </text:list-item>
        <text:list-item>
          <text:p text:style-name="P55"><text:span text:style-name="T100">Incorporate an</text:span><text:span text:style-name="T99"> electronic mailing/discussion list </text:span><text:span text:style-name="T102">system </text:span><text:span text:style-name="T100">into the </text:span><text:span text:style-name="T107">proposed solution</text:span><text:span text:style-name="T100"> to</text:span><text:span text:style-name="T99"> </text:span><text:span text:style-name="T107">extend</text:span><text:span text:style-name="T99"> </text:span><text:span text:style-name="T101">the </text:span><text:span text:style-name="T99">basic email </text:span><text:span text:style-name="T101">functionality</text:span><text:span text:style-name="T99">.</text:span></text:p>
        </text:list-item>
      </text:list>
      <text:p text:style-name="P7"><text:span text:style-name="T13">A prototype implementation of the proposed solution, working as a proof of concept, </text:span><text:span text:style-name="T83">would</text:span><text:span text:style-name="T13"> be interesting to build. </text:span></text:p>
      <text:p text:style-name="P36"/>
      <text:p text:style-name="P36"/>
      <text:p text:style-name="P36"/>
      <text:p text:style-name="P36"/>
      <text:p text:style-name="P36"/>
      <text:p text:style-name="P36"/>
      <text:p text:style-name="P36"><text:soft-page-break/>Acknowledgements</text:p>
      <text:p text:style-name="P46">We thank <text:span text:style-name="T325">the </text:span><text:span text:style-name="T324">User Managed Access</text:span> <text:span text:style-name="T325">Work Group [3] for </text:span>invaluable <text:span text:style-name="T325">comments and feedback</text:span>.</text:p>
      <text:p text:style-name="P36">About the Author</text:p>
      <text:p text:style-name="P32"><text:span text:style-name="T64">Igor Zboran </text:span><text:span text:style-name="T65">is </text:span><text:span text:style-name="T64">a mechanical engineer by education with professional experience as a software engineer and solutions architect. </text:span><text:span text:style-name="T65">He</text:span><text:span text:style-name="T64">'d like to transform </text:span><text:span text:style-name="T65">his</text:span><text:span text:style-name="T64"> knowledge into a useful system or service that people would love to use.</text:span></text:p>
      <text:p text:style-name="P63"><text:span text:style-name="T66">Igor</text:span><text:span text:style-name="T64"> </text:span><text:span text:style-name="T67">received Ing. </text:span><text:span text:style-name="T68">d</text:span><text:span text:style-name="T67">egree </text:span><text:span text:style-name="T69">i</text:span><text:span text:style-name="T67">n Mechanical Engineering from the University of Žilina, </text:span><text:span text:style-name="T95">Slovakia</text:span><text:span text:style-name="T67"> in 1988.</text:span><text:span text:style-name="T64"> </text:span><text:span text:style-name="T70">After graduating, he worked in several small private companies as a software developer. </text:span><text:span text:style-name="T71">From 2008 to 2009, he </text:span><text:span text:style-name="T72">provided expert advice to</text:span><text:span text:style-name="T71"> Prague City Hall </text:span><text:span text:style-name="T72">IT department, </text:span><text:span text:style-name="T98">Czech Republic</text:span><text:span text:style-name="T72"> </text:span><text:span text:style-name="T73">as an external consultant</text:span><text:span text:style-name="T71">.</text:span><text:span text:style-name="T64"> </text:span><text:span text:style-name="T67">He </text:span><text:span text:style-name="T74">invented</text:span><text:span text:style-name="T64"> a new decentralized Identity-Based Privacy (IBP) trusted model built around OAuth2 and OpenID Connect standards. </text:span><text:span text:style-name="T75">Igor is a strong proponent of open source software and open standards</text:span><text:span text:style-name="T77">.</text:span></text:p>
      <text:p text:style-name="P63"><text:span text:style-name="T144">References</text:span></text:p>
      <text:p text:style-name="P60"><text:span text:style-name="T140">[1] Decentralized Identity-Based Access Control Proposal </text:span><text:a xlink:type="simple" xlink:href="https://github.com/dibac/proposal" text:style-name="Internet_20_link" text:visited-style-name="Visited_20_Internet_20_Link">https://github.com/dibac/proposal</text:a><text:span text:style-name="T140">.</text:span></text:p>
      <text:p text:style-name="P61"><text:span text:style-name="T140">[2] </text:span><text:span text:style-name="T222">N</text:span><text:span text:style-name="T223">ext </text:span><text:span text:style-name="T222">G</text:span><text:span text:style-name="T223">eneration </text:span><text:span text:style-name="T222">I</text:span><text:span text:style-name="T223">nternet </text:span><text:a xlink:type="simple" xlink:href="https://www.ngi.eu/" text:style-name="Internet_20_link" text:visited-style-name="Visited_20_Internet_20_Link">https://www.ngi.eu</text:a><text:span text:style-name="T140">.</text:span></text:p>
      <text:p text:style-name="P60"><text:span text:style-name="T140">[</text:span><text:span text:style-name="T142">3</text:span><text:span text:style-name="T140">] WG - User Managed Access </text:span><text:a xlink:type="simple" xlink:href="https://kantarainitiative.org/confluence/display/uma/Home" text:style-name="Internet_20_link" text:visited-style-name="Visited_20_Internet_20_Link">https://kantarainitiative.org/confluence/display/uma/Home</text:a><text:span text:style-name="T140">.</text:span></text:p>
      <text:p text:style-name="P64"><text:span text:style-name="T140"/></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officeooo:rsid="065b9e2d"/>
    </style:style>
    <style:style style:name="M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5630d4"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85403e"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pan text:style-name="MT1">UMA-compliant </text:span><text:span text:style-name="MT2">version</text:span> <text:s text:c="143"/><text:span text:style-name="MT3">l</text:span>iving <text:span text:style-name="MT4">draft-</text:span><text:span text:style-name="MT5">0</text:span><text:span text:style-name="MT6">2</text:span></text:p>
        <text:p text:style-name="Header"><text:s text:c="161"/>last edited on <text:span text:style-name="MT7">June</text:span> <text:span text:style-name="MT8">23</text:span><text:span text:style-name="MT9">, </text:span>202<text:span text:style-name="MT10">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6-23T14:03:14.777913256</dc:date>
    <meta:editing-cycles>1994</meta:editing-cycles>
    <dc:subject>AEMS</dc:subject>
    <dc:title>Authorization-Enhanced Mail System</dc:title>
    <meta:editing-duration>P40DT17H8M30S</meta:editing-duration>
    <meta:generator>LibreOffice/7.1.3.2$Linux_X86_64 LibreOffice_project/12a8e3cbd24a3757385a302d290655d4f3c7ebf1</meta:generator>
    <meta:keyword>mail email webmail uma authorization aems</meta:keyword>
    <meta:document-statistic meta:table-count="0" meta:image-count="0" meta:object-count="0" meta:page-count="5" meta:paragraph-count="68" meta:word-count="1432" meta:character-count="10157" meta:non-whitespace-character-count="834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